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0398in" fo:margin-bottom="0.0398in" loext:contextual-spacing="false" fo:line-height="100%"/>
      <style:text-properties officeooo:rsid="001429f0" officeooo:paragraph-rsid="001429f0"/>
    </style:style>
    <style:style style:name="P2" style:family="paragraph" style:parent-style-name="Standard">
      <style:paragraph-properties fo:margin-top="0.0398in" fo:margin-bottom="0.0398in" loext:contextual-spacing="false" fo:line-height="100%"/>
      <style:text-properties officeooo:rsid="001567c0" officeooo:paragraph-rsid="001567c0"/>
    </style:style>
    <style:style style:name="P3" style:family="paragraph" style:parent-style-name="Standard">
      <style:paragraph-properties fo:margin-top="0.0398in" fo:margin-bottom="0.0398in" loext:contextual-spacing="false" fo:line-height="100%" fo:text-align="center" style:justify-single-word="false"/>
      <style:text-properties officeooo:rsid="001567c0" officeooo:paragraph-rsid="001567c0"/>
    </style:style>
    <style:style style:name="P4" style:family="paragraph" style:parent-style-name="Standard">
      <style:paragraph-properties fo:margin-top="0.0398in" fo:margin-bottom="0.0398in" loext:contextual-spacing="false" fo:line-height="100%" fo:text-align="start" style:justify-single-word="false"/>
      <style:text-properties officeooo:rsid="001567c0" officeooo:paragraph-rsid="001567c0"/>
    </style:style>
    <style:style style:name="P5" style:family="paragraph" style:parent-style-name="Standard" style:list-style-name="L1">
      <style:paragraph-properties fo:margin-top="0.0398in" fo:margin-bottom="0.0398in" loext:contextual-spacing="false" fo:line-height="100%" fo:text-align="start" style:justify-single-word="false"/>
      <style:text-properties officeooo:rsid="001567c0" officeooo:paragraph-rsid="001567c0"/>
    </style:style>
    <style:style style:name="P6" style:family="paragraph" style:parent-style-name="Standard" style:list-style-name="L1">
      <style:paragraph-properties fo:margin-top="0.0398in" fo:margin-bottom="0.0398in" loext:contextual-spacing="false" fo:line-height="100%" fo:text-align="start" style:justify-single-word="false"/>
      <style:text-properties officeooo:rsid="0016dc5c" officeooo:paragraph-rsid="0016dc5c"/>
    </style:style>
    <style:style style:name="P7" style:family="paragraph" style:parent-style-name="Standard">
      <style:paragraph-properties fo:margin-top="0.0398in" fo:margin-bottom="0.0398in" loext:contextual-spacing="false" fo:line-height="100%" fo:text-align="start" style:justify-single-word="false"/>
      <style:text-properties officeooo:rsid="0016dc5c" officeooo:paragraph-rsid="0016dc5c"/>
    </style:style>
    <style:style style:name="P8" style:family="paragraph" style:parent-style-name="Standard" style:list-style-name="L2">
      <style:paragraph-properties fo:margin-top="0.0398in" fo:margin-bottom="0.0398in" loext:contextual-spacing="false" fo:line-height="100%" fo:text-align="start" style:justify-single-word="false"/>
      <style:text-properties officeooo:rsid="0016dc5c" officeooo:paragraph-rsid="0016dc5c"/>
    </style:style>
    <style:style style:name="P9" style:family="paragraph" style:parent-style-name="Standard">
      <style:paragraph-properties fo:margin-top="0.0398in" fo:margin-bottom="0.0398in" loext:contextual-spacing="false" fo:line-height="100%" fo:text-align="start" style:justify-single-word="false"/>
      <style:text-properties officeooo:rsid="00187e62" officeooo:paragraph-rsid="00187e62"/>
    </style:style>
    <style:style style:name="P10" style:family="paragraph" style:parent-style-name="Standard">
      <style:paragraph-properties fo:margin-top="0.0398in" fo:margin-bottom="0.0398in" loext:contextual-spacing="false" fo:line-height="100%" fo:text-align="start" style:justify-single-word="false"/>
      <style:text-properties officeooo:rsid="001c3f45" officeooo:paragraph-rsid="001c3f45"/>
    </style:style>
    <style:style style:name="T1" style:family="text">
      <style:text-properties officeooo:rsid="0016dc5c"/>
    </style:style>
    <style:style style:name="T2" style:family="text">
      <style:text-properties officeooo:rsid="00187e62"/>
    </style:style>
    <style:style style:name="T3" style:family="text">
      <style:text-properties officeooo:rsid="00197a01"/>
    </style:style>
    <style:style style:name="T4" style:family="text">
      <style:text-properties officeooo:rsid="001c3f45"/>
    </style:style>
    <style:style style:name="T5" style:family="text">
      <style:text-properties officeooo:rsid="001e1f6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ah Branch</text:p>
      <text:p text:style-name="P1">COSC 366</text:p>
      <text:p text:style-name="P2">Course <text:s/>Project</text:p>
      <text:p text:style-name="P2">Friday December 6 2019</text:p>
      <text:p text:style-name="P2"/>
      <text:p text:style-name="P3">Password manager</text:p>
      <text:p text:style-name="P4">Project goal </text:p>
      <text:list xml:id="list1689062193" text:style-name="L1">
        <text:list-item>
          <text:p text:style-name="P5">The goal of the project is to build a Password manager that meet the following standards</text:p>
          <text:list>
            <text:list-item>
              <text:p text:style-name="P5">Online / Web storage of passwords</text:p>
            </text:list-item>
            <text:list-item>
              <text:p text:style-name="P5">Option to store passwords only locally </text:p>
            </text:list-item>
            <text:list-item>
              <text:p text:style-name="P5">Easy to navigate User Interface</text:p>
            </text:list-item>
            <text:list-item>
              <text:p text:style-name="P5">Able to run locally on machine</text:p>
            </text:list-item>
            <text:list-item>
              <text:p text:style-name="P5">Passwords stored online and/or locally will be encrypted using AES-CBC mode</text:p>
            </text:list-item>
            <text:list-item>
              <text:p text:style-name="P6">Be able to easily see passwords for different accounts and copy paste it</text:p>
            </text:list-item>
          </text:list>
        </text:list-item>
      </text:list>
      <text:p text:style-name="P4"><text:tab/></text:p>
      <text:p text:style-name="P4"><text:tab/>The goal of the project was taken more as a challenge on my behalf. It was a way to improve my knowledge of nodejs, html, and css. While the main goal was for school I also have different exterior goals for the project. <text:span text:style-name="T1">I was a bit ambitious with my goals for this project and as a result did not implement everything that was intended such as the UI is miss leading. Some buttons and links do not do what you think they should do. </text:span></text:p>
      <text:p text:style-name="P4"/>
      <text:p text:style-name="P7">Tools Used</text:p>
      <text:list xml:id="list3136885271" text:style-name="L2">
        <text:list-item>
          <text:p text:style-name="P8">The tools used are as follows</text:p>
          <text:list>
            <text:list-item>
              <text:p text:style-name="P8">Programming languages</text:p>
              <text:list>
                <text:list-item>
                  <text:p text:style-name="P8">Node.js, HTML, CSS</text:p>
                </text:list-item>
              </text:list>
            </text:list-item>
            <text:list-item>
              <text:p text:style-name="P8">Semantic-ui</text:p>
              <text:list>
                <text:list-item>
                  <text:p text:style-name="P8">This had pre-made buttons and stylized imput fields and div tags. That way I did not have to create my own styles. </text:p>
                </text:list-item>
              </text:list>
            </text:list-item>
            <text:list-item>
              <text:p text:style-name="P8">Electron</text:p>
            </text:list-item>
          </text:list>
          <text:p text:style-name="P8">Majority of the project’s logic <text:span text:style-name="T2">was written in Node.js without any external libraries installed. Node.js handles the Cryptography, button, and input logic. HTMl and CSS was more for the look and feel of the pages themselves. Semantic-ui, as stated above handled exactly how certain elements of the application looked. Using Semantic-ui I was able to layout what I wanted and where I wanted it. Electron essentially runs a HTML page natively on your computer. Which is why Node.js works better with it as oppose to vanilla JavaScript. </text:span></text:p>
        </text:list-item>
        <text:list-item>
          <text:p text:style-name="P8"/>
        </text:list-item>
      </text:list>
      <text:p text:style-name="P9">The Plan,Challenges, and What happened</text:p>
      <text:p text:style-name="P9"><text:soft-page-break/><text:tab/><text:span text:style-name="T4">The User Interface</text:span></text:p>
      <text:p text:style-name="P9"><text:tab/>I intended the password manager to be able to be used by anyone that needed one. It was supposed to be easy and simple to use. Allowing users to store passwords locally, online or both. I started out by deciding how I wanted the UI to look. Since I don not have much experience with web design or any type of front end experience I usually use something like a premade bootstrap template and take out, put in, rearrange as needed using their custom themes. This time I opted for using Semantic-ui which can be used similarly to bootstrap. This allowed me a bit more freedom. Semantic-ui does not have full premade templates they instead have menu layouts, premade customized buttons, views, input <text:span text:style-name="T3">fields and more. The only thing I had to do was determine how and where I wanted to put them in my UI. This was honestly one of the hardest things to do. Getting things exactly where I wanted proved to be a real pain, especially since I had little experience with this type of thing. Most of my time was spent tweaking how the UI itself looked. Semantic-UI even had source code for certain animations for how certain things appeared on screen.</text:span> <text:s text:c="2"/></text:p>
      <text:p text:style-name="P9"/>
      <text:p text:style-name="P10">The Cryptography</text:p>
      <text:p text:style-name="P10"><text:tab/>Other than than Setting up how the UI looked, implementing the cryptography was the next difficult thing, mainly because I was still learning aspects of Node.js on top of this. <text:span text:style-name="T5">For starters there are many different external libraries for using cryptography in Node.js along with key derivation functions. I ended up using the crypto library that comes standard with Node.js. It did everything every other library did. It allowed me int use AES-CBC mode. The program would send out a warning if you tried to use other certain modes. The library had key derivation functions so I could create a usable key from the users string password. There was no need to install anything el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5T21:15:29.560572000</meta:creation-date>
    <dc:date>2019-12-05T22:29:16.538412171</dc:date>
    <meta:editing-duration>PT40M34S</meta:editing-duration>
    <meta:editing-cycles>7</meta:editing-cycles>
    <meta:generator>LibreOffice/6.2.8.2$Linux_X86_64 LibreOffice_project/20$Build-2</meta:generator>
    <meta:document-statistic meta:table-count="0" meta:image-count="0" meta:object-count="0" meta:page-count="2" meta:paragraph-count="29" meta:word-count="632" meta:character-count="3545" meta:non-whitespace-character-count="2941"/>
  </office:meta>
</office:document-meta>
</file>